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25pt solid #000001">
        <style:background-image/>
      </style:table-cell-properties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A20" style:family="table-cell">
      <style:table-cell-properties fo:background-color="#ffffff" style:border-line-width-right="0.079cm 0.079cm 0.079cm" fo:padding="0.097cm" fo:border-left="3pt solid #000001" fo:border-right="6.75pt double #000001" fo:border-top="0.25pt solid #000001" fo:border-bottom="0.5pt solid #00000a">
        <style:background-image/>
      </style:table-cell-properties>
    </style:style>
    <style:style style:name="Table2.21" style:family="table-row">
      <style:table-row-properties fo:keep-together="auto"/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A23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8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0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2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1" style:font-size-complex="18pt" style:font-weight-complex="normal"/>
    </style:style>
    <style:style style:name="P13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14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15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16" style:family="paragraph" style:parent-style-name="Table_20_Contents">
      <style:text-properties style:font-name="Nirmala UI" fo:font-size="16pt" officeooo:paragraph-rsid="001c9154" style:font-size-asian="16pt" style:font-name-complex="Nirmala UI1" style:font-size-complex="16pt"/>
    </style:style>
    <style:style style:name="P17" style:family="paragraph" style:parent-style-name="Table_20_Contents">
      <style:text-properties style:font-name="Nirmala UI" fo:font-size="16pt" officeooo:rsid="001c9154" officeooo:paragraph-rsid="001c9154" style:font-size-asian="16pt" style:font-name-complex="Nirmala UI1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1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374481" officeooo:paragraph-rsid="00447bf4" style:font-size-asian="16pt" style:font-weight-asian="bold" style:font-name-complex="Nirmala UI1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59d9c" style:font-size-asian="14pt" style:font-weight-asian="bold" style:font-name-complex="Nirmala UI1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74481" officeooo:paragraph-rsid="00374481" style:font-size-asian="14pt" style:font-weight-asian="bold" style:font-name-complex="Nirmala UI1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1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59d9c" style:font-size-asian="14pt" style:font-weight-asian="bold" style:font-name-complex="Nirmala UI1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ce374" officeooo:paragraph-rsid="003ce374" style:font-size-asian="14pt" style:font-weight-asian="bold" style:font-name-complex="Nirmala UI1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3ce374" officeooo:paragraph-rsid="00447bf4" style:font-size-asian="14pt" style:font-weight-asian="bold" style:font-name-complex="Nirmala UI1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224a7" officeooo:paragraph-rsid="004224a7" style:font-size-asian="14pt" style:font-weight-asian="bold" style:font-name-complex="Nirmala UI1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fabc9" officeooo:paragraph-rsid="003fabc9" style:font-size-asian="14pt" style:font-weight-asian="bold" style:font-name-complex="Nirmala UI1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47bf4" officeooo:paragraph-rsid="00447bf4" style:font-size-asian="14pt" style:font-weight-asian="bold" style:font-name-complex="Nirmala UI1" style:font-size-complex="14pt"/>
    </style:style>
    <style:style style:name="P38" style:family="paragraph" style:parent-style-name="Table_20_Contents">
      <style:text-properties style:font-name="Nirmala UI" fo:font-size="14pt" officeooo:rsid="003ce374" officeooo:paragraph-rsid="003ce374" style:font-size-asian="14pt" style:font-name-complex="Nirmala UI1" style:font-size-complex="14pt"/>
    </style:style>
    <style:style style:name="P39" style:family="paragraph" style:parent-style-name="Table_20_Contents">
      <style:text-properties style:font-name="Nirmala UI" fo:font-size="14pt" officeooo:rsid="003ce374" officeooo:paragraph-rsid="003fabc9" style:font-size-asian="14pt" style:font-name-complex="Nirmala UI1" style:font-size-complex="14pt"/>
    </style:style>
    <style:style style:name="P40" style:family="paragraph" style:parent-style-name="Table_20_Contents">
      <style:text-properties style:font-name="Nirmala UI" fo:font-size="14pt" officeooo:rsid="003ce374" officeooo:paragraph-rsid="00447bf4" style:font-size-asian="14pt" style:font-name-complex="Nirmala UI1" style:font-size-complex="14pt"/>
    </style:style>
    <style:style style:name="P41" style:family="paragraph" style:parent-style-name="Table_20_Contents">
      <style:text-properties style:font-name="Nirmala UI" fo:font-size="14pt" officeooo:rsid="004145f5" officeooo:paragraph-rsid="004145f5" style:font-size-asian="14pt" style:font-name-complex="Nirmala UI1" style:font-size-complex="14pt"/>
    </style:style>
    <style:style style:name="P42" style:family="paragraph" style:parent-style-name="Table_20_Contents">
      <style:text-properties style:font-name="Nirmala UI" fo:font-size="14pt" officeooo:rsid="00447bf4" officeooo:paragraph-rsid="00447bf4" style:font-size-asian="14pt" style:font-name-complex="Nirmala UI1" style:font-size-complex="14pt"/>
    </style:style>
    <style:style style:name="P43" style:family="paragraph" style:parent-style-name="Table_20_Contents">
      <style:text-properties style:font-name="Nirmala UI" fo:font-size="14pt" fo:font-weight="normal" officeooo:rsid="004145f5" officeooo:paragraph-rsid="004145f5" style:font-size-asian="14pt" style:font-weight-asian="normal" style:font-name-complex="Nirmala UI1" style:font-size-complex="14pt" style:font-weight-complex="normal"/>
    </style:style>
    <style:style style:name="P44" style:family="paragraph" style:parent-style-name="Table_20_Contents">
      <style:text-properties style:font-name="Nirmala UI" fo:font-size="14pt" fo:font-weight="normal" officeooo:rsid="00447bf4" officeooo:paragraph-rsid="00447bf4" style:font-size-asian="14pt" style:font-weight-asian="normal" style:font-name-complex="Nirmala UI1" style:font-size-complex="14pt" style:font-weight-complex="normal"/>
    </style:style>
    <style:style style:name="P45" style:family="paragraph" style:parent-style-name="Table_20_Contents">
      <style:text-properties style:font-name="Nirmala UI" fo:font-size="14pt" fo:font-weight="normal" officeooo:paragraph-rsid="001c9154" style:font-size-asian="14pt" style:font-weight-asian="normal" style:font-name-complex="Nirmala UI1" style:font-size-complex="14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1" style:font-size-complex="22pt"/>
    </style:style>
    <style:style style:name="P47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59d9c" officeooo:paragraph-rsid="00447bf4" style:font-size-asian="22pt" style:font-weight-asian="bold" style:font-name-complex="Nirmala UI1" style:font-size-complex="2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0920d0" officeooo:paragraph-rsid="003fabc9" style:font-size-asian="22pt" style:font-weight-asian="bold" style:font-name-complex="Nirmala UI1" style:font-size-complex="2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ce374" officeooo:paragraph-rsid="003fabc9" style:font-size-asian="22pt" style:font-weight-asian="bold" style:font-name-complex="Nirmala UI1" style:font-size-complex="2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text-properties fo:font-size="14pt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P56" style:family="paragraph" style:parent-style-name="Standard">
      <style:text-properties fo:font-size="18pt" officeooo:paragraph-rsid="000f5821" style:font-size-asian="18pt" style:font-size-complex="18pt"/>
    </style:style>
    <style:style style:name="P57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58" style:family="paragraph" style:parent-style-name="Footer">
      <style:text-properties style:font-name="Nirmala UI" officeooo:paragraph-rsid="0020e4b5" style:font-name-complex="Nirmala UI1"/>
    </style:style>
    <style:style style:name="P59" style:family="paragraph" style:parent-style-name="Footer">
      <style:text-properties style:font-name="Nirmala UI" officeooo:paragraph-rsid="002f4fe4" style:font-name-complex="Nirmala UI1"/>
    </style:style>
    <style:style style:name="P60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61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62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1" style:font-size-complex="13pt"/>
    </style:style>
    <style:style style:name="P6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1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60324" style:font-size-asian="14pt" style:font-weight-asian="bold" style:font-name-complex="Nirmala UI1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Nirmala UI" fo:font-size="14pt" fo:font-weight="bold" officeooo:paragraph-rsid="00460324" style:font-size-asian="14pt" style:font-weight-asian="bold" style:font-name-complex="Nirmala UI1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1" style:font-size-complex="14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60324" style:font-size-asian="14pt" style:font-weight-asian="bold" style:font-name-complex="Nirmala UI1" style:font-size-complex="14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60324" officeooo:paragraph-rsid="00460324" style:font-size-asian="14pt" style:font-weight-asian="bold" style:font-name-complex="Nirmala UI1" style:font-size-complex="14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460324" style:font-size-asian="14pt" style:font-weight-asian="bold" style:font-name-complex="Nirmala UI1" style:font-size-complex="14pt"/>
    </style:style>
    <style:style style:name="P71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72" style:family="paragraph" style:parent-style-name="Table_20_Contents">
      <style:paragraph-properties fo:text-align="start" style:justify-single-word="false"/>
      <style:text-properties fo:font-size="14pt" officeooo:rsid="0020cf85" officeooo:paragraph-rsid="00460324" style:font-size-asian="14pt" style:font-size-complex="14pt"/>
    </style:style>
    <style:style style:name="P73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74" style:family="paragraph" style:parent-style-name="Table_20_Contents">
      <style:paragraph-properties fo:text-align="start" style:justify-single-word="false"/>
      <style:text-properties fo:font-size="14pt" officeooo:rsid="00359d9c" officeooo:paragraph-rsid="00460324" style:font-size-asian="14pt" style:font-size-complex="14pt"/>
    </style:style>
    <style:style style:name="P75" style:family="paragraph" style:parent-style-name="Standard">
      <style:text-properties officeooo:paragraph-rsid="00460324"/>
    </style:style>
    <style:style style:name="T1" style:family="text">
      <style:text-properties officeooo:rsid="002fec34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fo:font-size="14pt" officeooo:rsid="003ce374" style:font-size-asian="14pt" style:font-size-complex="14pt"/>
    </style:style>
    <style:style style:name="T5" style:family="text">
      <style:text-properties style:font-name="Nirmala UI" style:font-name-complex="Nirmala UI1"/>
    </style:style>
    <style:style style:name="T6" style:family="text">
      <style:text-properties style:font-name="Nirmala UI" style:font-name-complex="Nirmala UI1" style:font-weight-complex="bold"/>
    </style:style>
    <style:style style:name="T7" style:family="text">
      <style:text-properties style:font-name="Nirmala UI" officeooo:rsid="0020e4b5" style:font-name-complex="Nirmala UI1"/>
    </style:style>
    <style:style style:name="T8" style:family="text">
      <style:text-properties style:font-name="Nirmala UI" fo:font-weight="bold" style:font-weight-asian="bold" style:font-name-complex="Nirmala UI1" style:font-weight-complex="bold"/>
    </style:style>
    <style:style style:name="T9" style:family="text">
      <style:text-properties style:font-name="Nirmala UI" fo:font-size="18pt" style:font-size-asian="18pt" style:font-name-complex="Nirmala UI1" style:font-size-complex="18pt"/>
    </style:style>
    <style:style style:name="T10" style:family="text">
      <style:text-properties style:font-name="Nirmala UI" fo:font-size="16pt" style:font-size-asian="16pt" style:font-name-complex="Nirmala UI1" style:font-size-complex="18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size="11pt" fo:font-weight="bold" officeooo:rsid="002f4fe4" style:font-size-asian="11pt" style:font-weight-asian="bold" style:font-weight-complex="bold"/>
    </style:style>
    <style:style style:name="T22" style:family="text">
      <style:text-properties officeooo:rsid="00359d9c"/>
    </style:style>
    <style:style style:name="T23" style:family="text">
      <style:text-properties officeooo:rsid="003fabc9"/>
    </style:style>
    <style:style style:name="T24" style:family="text">
      <style:text-properties officeooo:rsid="00447bf4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officeooo:rsid="004aea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<text:s text:c="2"/></text:p>
          </table:table-cell>
          <table:table-cell table:style-name="Table1.B1" office:value-type="string">
            <text:p text:style-name="P26">सूचना</text:p>
          </table:table-cell>
          <table:table-cell table:style-name="Table1.C1" office:value-type="string">
            <text:p text:style-name="P24"/>
          </table:table-cell>
          <table:table-cell table:style-name="Table1.D1" office:value-type="string">
            <text:p text:style-name="P26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2">6</text:p>
          </table:table-cell>
          <table:table-cell table:style-name="Table1.B3" office:value-type="string">
            <text:p text:style-name="P9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6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1"/>
          </table:table-cell>
          <table:table-cell table:style-name="Table1.B3" office:value-type="string">
            <text:p text:style-name="P15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2">
          <table:table-cell table:style-name="Table1.A12" office:value-type="string">
            <text:p text:style-name="P25"/>
          </table:table-cell>
          <table:table-cell table:style-name="Table1.B12" office:value-type="string">
            <text:p text:style-name="P26">डिनर</text:p>
          </table:table-cell>
          <table:table-cell table:style-name="Table1.C12" office:value-type="string">
            <text:p text:style-name="P24"/>
          </table:table-cell>
          <table:table-cell table:style-name="Table1.D12" office:value-type="string">
            <text:p text:style-name="P50"><text:span text:style-name="T6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20">11</text:p>
          </table:table-cell>
          <table:table-cell table:style-name="Table1.B13" office:value-type="string">
            <text:p text:style-name="P14"><text:s/>डिनर <text:s/>7 बजे</text:p>
          </table:table-cell>
          <table:table-cell table:style-name="Table1.C2" office:value-type="string">
            <text:p text:style-name="P19">31</text:p>
          </table:table-cell>
          <table:table-cell table:style-name="Table1.D13" office:value-type="string">
            <text:p text:style-name="P14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0">12</text:p>
          </table:table-cell>
          <table:table-cell table:style-name="Table1.B3" office:value-type="string">
            <text:p text:style-name="P14"><text:s/>डिनर <text:s/>7.30 बजे</text:p>
          </table:table-cell>
          <table:table-cell table:style-name="Table1.C3" office:value-type="string">
            <text:p text:style-name="P19">32</text:p>
          </table:table-cell>
          <table:table-cell table:style-name="Table1.D3" office:value-type="string">
            <text:p text:style-name="P14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0">13</text:p>
          </table:table-cell>
          <table:table-cell table:style-name="Table1.B3" office:value-type="string">
            <text:p text:style-name="P14"><text:s/>डिनर <text:s/>8 बजे</text:p>
          </table:table-cell>
          <table:table-cell table:style-name="Table1.C3" office:value-type="string">
            <text:p text:style-name="P19">33</text:p>
          </table:table-cell>
          <table:table-cell table:style-name="Table1.D3" office:value-type="string">
            <text:p text:style-name="P14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0">14</text:p>
          </table:table-cell>
          <table:table-cell table:style-name="Table1.B3" office:value-type="string">
            <text:p text:style-name="P14"><text:s/>डिनर <text:s/>8.30 बजे</text:p>
          </table:table-cell>
          <table:table-cell table:style-name="Table1.C3" office:value-type="string">
            <text:p text:style-name="P19">34</text:p>
          </table:table-cell>
          <table:table-cell table:style-name="Table1.D3" office:value-type="string">
            <text:p text:style-name="P14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0">15</text:p>
          </table:table-cell>
          <table:table-cell table:style-name="Table1.B3" office:value-type="string">
            <text:p text:style-name="P14"><text:s/>डिनर <text:s/>9 बजे</text:p>
          </table:table-cell>
          <table:table-cell table:style-name="Table1.C3" office:value-type="string">
            <text:p text:style-name="P19">35</text:p>
          </table:table-cell>
          <table:table-cell table:style-name="Table1.D3" office:value-type="string">
            <text:p text:style-name="P14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0">16</text:p>
          </table:table-cell>
          <table:table-cell table:style-name="Table1.B3" office:value-type="string">
            <text:p text:style-name="P14"><text:s/>डिनर <text:s/>9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 table:protected="true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20">17</text:p>
          </table:table-cell>
          <table:table-cell table:style-name="Table1.B3" office:value-type="string">
            <text:p text:style-name="P14"><text:s/>डिनर <text:s/>10 बजे</text:p>
          </table:table-cell>
          <table:table-cell table:style-name="Table1.C3" office:value-type="string">
            <text:p text:style-name="P51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0">18</text:p>
          </table:table-cell>
          <table:table-cell table:style-name="Table1.B3" office:value-type="string">
            <text:p text:style-name="P14"><text:s/>डिनर <text:s/>10.30 बजे</text:p>
          </table:table-cell>
          <table:table-cell table:style-name="Table1.C3" office:value-type="string">
            <text:p text:style-name="P19"/>
          </table:table-cell>
          <table:table-cell table:style-name="Table1.D3" office:value-type="string">
            <text:p text:style-name="P45"/>
          </table:table-cell>
        </table:table-row>
        <table:table-row table:style-name="Table1.14">
          <table:table-cell table:style-name="Table1.A3" office:value-type="string">
            <text:p text:style-name="P20">19</text:p>
          </table:table-cell>
          <table:table-cell table:style-name="Table1.B3" office:value-type="string">
            <text:p text:style-name="P14"><text:s/>डिनर <text:s/>11 बजे</text:p>
          </table:table-cell>
          <table:table-cell table:style-name="Table1.C21" table:number-columns-spanned="2" office:value-type="string">
            <text:p text:style-name="P23">वेबसाइट</text:p>
          </table:table-cell>
          <table:covered-table-cell/>
        </table:table-row>
        <table:table-row table:style-name="Table1.14">
          <table:table-cell table:style-name="Table1.A3" office:value-type="string">
            <text:p text:style-name="P20">20</text:p>
          </table:table-cell>
          <table:table-cell table:style-name="Table1.B3" office:value-type="string">
            <text:p text:style-name="P14"><text:s/>डिनर 11.30 बजे</text:p>
          </table:table-cell>
          <table:table-cell table:style-name="Table1.C3" office:value-type="string">
            <text:p text:style-name="P69">109</text:p>
          </table:table-cell>
          <table:table-cell table:style-name="Table1.D3" office:value-type="string">
            <text:p text:style-name="P55">लातूर <text:s/></text:p>
          </table:table-cell>
        </table:table-row>
        <table:table-row table:style-name="Table1.14">
          <table:table-cell table:style-name="Table1.A3" office:value-type="string">
            <text:p text:style-name="P20">21</text:p>
          </table:table-cell>
          <table:table-cell table:style-name="Table1.B3" office:value-type="string">
            <text:p text:style-name="P14"><text:s/>डिनर <text:s/>12 बजे</text:p>
          </table:table-cell>
          <table:table-cell table:style-name="Table1.C3" office:value-type="string">
            <text:p text:style-name="P69">110</text:p>
          </table:table-cell>
          <table:table-cell table:style-name="Table1.D3" office:value-type="string">
            <text:p text:style-name="P55">नागपुर , वर्धा , यवतमाल</text:p>
          </table:table-cell>
        </table:table-row>
        <table:table-row table:style-name="Table1.14">
          <table:table-cell table:style-name="Table1.A3" office:value-type="string">
            <text:p text:style-name="P20">22</text:p>
          </table:table-cell>
          <table:table-cell table:style-name="Table1.B3" office:value-type="string">
            <text:p text:style-name="P14"><text:s/>डिनर <text:s/>12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7"/>
          </table:table-cell>
        </table:table-row>
        <table:table-row table:style-name="Table1.14">
          <table:table-cell table:style-name="Table1.A3" office:value-type="string">
            <text:p text:style-name="P20">23</text:p>
          </table:table-cell>
          <table:table-cell table:style-name="Table1.B25" office:value-type="string">
            <text:p text:style-name="P14"><text:s/>डिनर <text:s/>1 बजे</text:p>
          </table:table-cell>
          <table:table-cell table:style-name="Table1.C25" office:value-type="string">
            <text:p text:style-name="P13"/>
          </table:table-cell>
          <table:table-cell table:style-name="Table1.D25" office:value-type="string">
            <text:p text:style-name="P16"/>
          </table:table-cell>
        </table:table-row>
        <table:table-row table:style-name="Table1.26">
          <table:table-cell table:style-name="Table1.A3" office:value-type="string">
            <text:p text:style-name="P20">24</text:p>
          </table:table-cell>
          <table:table-cell table:style-name="Table1.B3" office:value-type="string">
            <text:p text:style-name="P14"><text:s/>डिनर <text:s/>के लिए रुकते समय</text:p>
            <text:p text:style-name="P14"/>
            <text:p text:style-name="P14"/>
            <text:p text:style-name="P14"/>
          </table:table-cell>
          <table:table-cell table:style-name="Table1.C3" office:value-type="string">
            <text:p text:style-name="P13"/>
            <text:p text:style-name="P13"/>
          </table:table-cell>
          <table:table-cell table:style-name="Table1.D3" office:value-type="string">
            <text:p text:style-name="P16"/>
          </table:table-cell>
        </table:table-row>
      </table:table>
      <text:p text:style-name="Text_20_body"/>
      <text:p text:style-name="P57">How to use – </text:p>
      <text:p text:style-name="P58">1. Press the correct number <text:tab/>and immediately press “Enter”(Green) key on the keypad.</text:p>
      <text:p text:style-name="P58">2. To Stop the playing announcement press “Backspace”(Red) key. </text:p>
      <text:p text:style-name="P58"><text:tab/><text:tab/></text:p>
      <text:p text:style-name="P59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6"/>
          </table:table-cell>
          <table:table-cell table:style-name="Table2.B1" office:value-type="string">
            <text:p text:style-name="P48"><text:span text:style-name="T23">पुणे <text:s/>- उद्गीर <text:s text:c="2"/></text:span><text:s/></text:p>
          </table:table-cell>
          <table:table-cell table:style-name="Table2.C1" office:value-type="string">
            <text:p text:style-name="P46"/>
          </table:table-cell>
          <table:table-cell table:style-name="Table2.D1" office:value-type="string">
            <text:p text:style-name="P49"><text:span text:style-name="T23">उद्गीर <text:s/>- पुणे</text:span> </text:p>
          </table:table-cell>
        </table:table-row>
        <table:table-row table:style-name="Table2.2">
          <table:table-cell table:style-name="Table2.A2" office:value-type="string">
            <text:p text:style-name="P29">41</text:p>
          </table:table-cell>
          <table:table-cell table:style-name="Table2.B2" office:value-type="string">
            <text:p text:style-name="P38">५ नंबर </text:p>
          </table:table-cell>
          <table:table-cell table:style-name="Table2.C2" office:value-type="string">
            <text:p text:style-name="P29">71</text:p>
          </table:table-cell>
          <table:table-cell table:style-name="Table2.D2" office:value-type="string">
            <text:p text:style-name="P38">हडपसर </text:p>
          </table:table-cell>
        </table:table-row>
        <table:table-row table:style-name="Table2.3">
          <table:table-cell table:style-name="Table2.A3" office:value-type="string">
            <text:p text:style-name="P29">42</text:p>
          </table:table-cell>
          <table:table-cell table:style-name="Table2.B3" office:value-type="string">
            <text:p text:style-name="P38">पाण्याची टाकी</text:p>
          </table:table-cell>
          <table:table-cell table:style-name="Table2.C3" office:value-type="string">
            <text:p text:style-name="P29">72</text:p>
          </table:table-cell>
          <table:table-cell table:style-name="Table2.D3" office:value-type="string">
            <text:p text:style-name="P38">मगरपट्टा</text:p>
          </table:table-cell>
        </table:table-row>
        <table:table-row table:style-name="Table2.4">
          <table:table-cell table:style-name="Table2.A3" office:value-type="string">
            <text:p text:style-name="P29">43</text:p>
          </table:table-cell>
          <table:table-cell table:style-name="Table2.B3" office:value-type="string">
            <text:p text:style-name="P42">दयानंद <text:s/>गेट </text:p>
          </table:table-cell>
          <table:table-cell table:style-name="Table2.C3" office:value-type="string">
            <text:p text:style-name="P29">73</text:p>
          </table:table-cell>
          <table:table-cell table:style-name="Table2.D3" office:value-type="string">
            <text:p text:style-name="P38">फातिमा नगर</text:p>
          </table:table-cell>
        </table:table-row>
        <table:table-row table:style-name="Table2.5">
          <table:table-cell table:style-name="Table2.A3" office:value-type="string">
            <text:p text:style-name="P29">44</text:p>
          </table:table-cell>
          <table:table-cell table:style-name="Table2.B3" office:value-type="string">
            <text:p text:style-name="P39"><text:span text:style-name="Default_20_Paragraph_20_Font">शिवाजी चौक</text:span></text:p>
          </table:table-cell>
          <table:table-cell table:style-name="Table2.C3" office:value-type="string">
            <text:p text:style-name="P29">74</text:p>
          </table:table-cell>
          <table:table-cell table:style-name="Table2.D3" office:value-type="string">
            <text:p text:style-name="P38">पुलगेट <text:s/>, पुणे स्टेशन</text:p>
          </table:table-cell>
        </table:table-row>
        <table:table-row table:style-name="Table2.6">
          <table:table-cell table:style-name="Table2.A3" office:value-type="string">
            <text:p text:style-name="P29">45</text:p>
          </table:table-cell>
          <table:table-cell table:style-name="Table2.B3" office:value-type="string">
            <text:p text:style-name="P39"><text:span text:style-name="Default_20_Paragraph_20_Font"><text:span text:style-name="T4"><text:s/></text:span></text:span><text:span text:style-name="Default_20_Paragraph_20_Font">गाँधी चौक</text:span></text:p>
          </table:table-cell>
          <table:table-cell table:style-name="Table2.C3" office:value-type="string">
            <text:p text:style-name="P29">75</text:p>
          </table:table-cell>
          <table:table-cell table:style-name="Table2.D3" office:value-type="string">
            <text:p text:style-name="P38">स्वारगेट</text:p>
          </table:table-cell>
        </table:table-row>
        <table:table-row table:style-name="Table2.7">
          <table:table-cell table:style-name="Table2.A3" office:value-type="string">
            <text:p text:style-name="P29">46</text:p>
          </table:table-cell>
          <table:table-cell table:style-name="Table2.B3" office:value-type="string">
            <text:p text:style-name="P39"><text:span text:style-name="Default_20_Paragraph_20_Font">आष्टा मोड़</text:span></text:p>
          </table:table-cell>
          <table:table-cell table:style-name="Table2.C3" office:value-type="string">
            <text:p text:style-name="P29">76</text:p>
          </table:table-cell>
          <table:table-cell table:style-name="Table2.D3" office:value-type="string">
            <text:p text:style-name="P41">दांडेकर पुल </text:p>
          </table:table-cell>
        </table:table-row>
        <table:table-row table:style-name="Table2.8">
          <table:table-cell table:style-name="Table2.A3" office:value-type="string">
            <text:p text:style-name="P29">47</text:p>
          </table:table-cell>
          <table:table-cell table:style-name="Table2.B3" office:value-type="string">
            <text:p text:style-name="P39"><text:span text:style-name="Default_20_Paragraph_20_Font"><text:span text:style-name="T23">नळेगांव मोड़ </text:span></text:span></text:p>
          </table:table-cell>
          <table:table-cell table:style-name="Table2.C3" office:value-type="string">
            <text:p text:style-name="P29">77</text:p>
          </table:table-cell>
          <table:table-cell table:style-name="Table2.D3" office:value-type="string">
            <text:p text:style-name="P41">डेक्कन कार्नर</text:p>
          </table:table-cell>
        </table:table-row>
        <table:table-row table:style-name="Table2.9">
          <table:table-cell table:style-name="Table2.A3" office:value-type="string">
            <text:p text:style-name="P29">48</text:p>
          </table:table-cell>
          <table:table-cell table:style-name="Table2.B3" office:value-type="string">
            <text:p text:style-name="P40"><text:span text:style-name="Default_20_Paragraph_20_Font"><text:span text:style-name="T23">शिरूर <text:s/>अनंतपाल</text:span></text:span></text:p>
          </table:table-cell>
          <table:table-cell table:style-name="Table2.C3" office:value-type="string">
            <text:p text:style-name="P29">78</text:p>
          </table:table-cell>
          <table:table-cell table:style-name="Table2.D3" office:value-type="string">
            <text:p text:style-name="P42">शिवाजी नगर </text:p>
          </table:table-cell>
        </table:table-row>
        <table:table-row table:style-name="Table2.10">
          <table:table-cell table:style-name="Table2.A3" office:value-type="string">
            <text:p text:style-name="P29">49</text:p>
          </table:table-cell>
          <table:table-cell table:style-name="Table2.B3" office:value-type="string">
            <text:p text:style-name="P40"><text:span text:style-name="Default_20_Paragraph_20_Font"><text:span text:style-name="T24">येरोळ मोड़</text:span></text:span></text:p>
          </table:table-cell>
          <table:table-cell table:style-name="Table2.C3" office:value-type="string">
            <text:p text:style-name="P29">79</text:p>
          </table:table-cell>
          <table:table-cell table:style-name="Table2.D3" office:value-type="string">
            <text:p text:style-name="P42">यूनिवर्सिटी</text:p>
          </table:table-cell>
        </table:table-row>
        <table:table-row table:style-name="Table2.11">
          <table:table-cell table:style-name="Table2.A3" office:value-type="string">
            <text:p text:style-name="P29">50</text:p>
          </table:table-cell>
          <table:table-cell table:style-name="Table2.B3" office:value-type="string">
            <text:p text:style-name="P40"><text:span text:style-name="Default_20_Paragraph_20_Font"><text:span text:style-name="T24">दिगोळ </text:span></text:span></text:p>
          </table:table-cell>
          <table:table-cell table:style-name="Table2.C3" office:value-type="string">
            <text:p text:style-name="P29">80</text:p>
          </table:table-cell>
          <table:table-cell table:style-name="Table2.D3" office:value-type="string">
            <text:p text:style-name="P42">औंध</text:p>
          </table:table-cell>
        </table:table-row>
        <table:table-row table:style-name="Table2.12">
          <table:table-cell table:style-name="Table2.A3" office:value-type="string">
            <text:p text:style-name="P29">51</text:p>
          </table:table-cell>
          <table:table-cell table:style-name="Table2.B3" office:value-type="string">
            <text:p text:style-name="P40"><text:span text:style-name="Default_20_Paragraph_20_Font"><text:span text:style-name="T24">डिग्रस</text:span></text:span></text:p>
          </table:table-cell>
          <table:table-cell table:style-name="Table2.C3" office:value-type="string">
            <text:p text:style-name="P29">81</text:p>
          </table:table-cell>
          <table:table-cell table:style-name="Table2.D3" office:value-type="string">
            <text:p text:style-name="P42">सांघवी फाटा</text:p>
          </table:table-cell>
        </table:table-row>
        <table:table-row table:style-name="Table2.13">
          <table:table-cell table:style-name="Table2.A3" office:value-type="string">
            <text:p text:style-name="P33">52</text:p>
          </table:table-cell>
          <table:table-cell table:style-name="Table2.B3" office:value-type="string">
            <text:p text:style-name="P40"><text:span text:style-name="Default_20_Paragraph_20_Font"><text:span text:style-name="T24">करडखेल</text:span></text:span></text:p>
          </table:table-cell>
          <table:table-cell table:style-name="Table2.C3" office:value-type="string">
            <text:p text:style-name="P29">82</text:p>
          </table:table-cell>
          <table:table-cell table:style-name="Table2.D3" office:value-type="string">
            <text:p text:style-name="P42">रक्षक चौक</text:p>
          </table:table-cell>
        </table:table-row>
        <table:table-row table:style-name="Table2.14">
          <table:table-cell table:style-name="Table2.A3" office:value-type="string">
            <text:p text:style-name="P33">53</text:p>
          </table:table-cell>
          <table:table-cell table:style-name="Table2.B3" office:value-type="string">
            <text:p text:style-name="P40"><text:span text:style-name="Default_20_Paragraph_20_Font"><text:span text:style-name="T24">लोहारा</text:span></text:span></text:p>
          </table:table-cell>
          <table:table-cell table:style-name="Table2.C3" office:value-type="string">
            <text:p text:style-name="P29">83</text:p>
          </table:table-cell>
          <table:table-cell table:style-name="Table2.D3" office:value-type="string">
            <text:p text:style-name="P42">जगताप डेरी</text:p>
          </table:table-cell>
        </table:table-row>
        <table:table-row table:style-name="Table2.15">
          <table:table-cell table:style-name="Table2.A3" office:value-type="string">
            <text:p text:style-name="P33">54</text:p>
          </table:table-cell>
          <table:table-cell table:style-name="Table2.B3" office:value-type="string">
            <text:p text:style-name="P40"><text:span text:style-name="Default_20_Paragraph_20_Font"><text:span text:style-name="T24">तिवटग्याळ</text:span></text:span></text:p>
          </table:table-cell>
          <table:table-cell table:style-name="Table2.C3" office:value-type="string">
            <text:p text:style-name="P29">84</text:p>
          </table:table-cell>
          <table:table-cell table:style-name="Table2.D3" office:value-type="string">
            <text:p text:style-name="P42">कलेवाडी फाटा</text:p>
          </table:table-cell>
        </table:table-row>
        <table:table-row table:style-name="Table2.16">
          <table:table-cell table:style-name="Table2.A3" office:value-type="string">
            <text:p text:style-name="P36">55</text:p>
          </table:table-cell>
          <table:table-cell table:style-name="Table2.B3" office:value-type="string">
            <text:p text:style-name="P34"><text:span text:style-name="Default_20_Paragraph_20_Font"><text:span text:style-name="T24">ST कॉलोनी , उद्गीर</text:span></text:span></text:p>
          </table:table-cell>
          <table:table-cell table:style-name="Table2.C3" office:value-type="string">
            <text:p text:style-name="P29">85</text:p>
          </table:table-cell>
          <table:table-cell table:style-name="Table2.D3" office:value-type="string">
            <text:p text:style-name="P42">राहटनी फाटा</text:p>
          </table:table-cell>
        </table:table-row>
        <table:table-row table:style-name="Table2.17">
          <table:table-cell table:style-name="Table2.A3" office:value-type="string">
            <text:p text:style-name="P37">56</text:p>
          </table:table-cell>
          <table:table-cell table:style-name="Table2.B3" office:value-type="string">
            <text:p text:style-name="P34"><text:span text:style-name="Default_20_Paragraph_20_Font"><text:span text:style-name="T24">उमा चौक , उद्गीर</text:span></text:span></text:p>
          </table:table-cell>
          <table:table-cell table:style-name="Table2.C3" office:value-type="string">
            <text:p text:style-name="P29">86</text:p>
          </table:table-cell>
          <table:table-cell table:style-name="Table2.D3" office:value-type="string">
            <text:p text:style-name="P42">MM शाळा , डी मार्ट</text:p>
          </table:table-cell>
        </table:table-row>
        <table:table-row table:style-name="Table2.18">
          <table:table-cell table:style-name="Table2.A3" office:value-type="string">
            <text:p text:style-name="P37">57</text:p>
          </table:table-cell>
          <table:table-cell table:style-name="Table2.B3" office:value-type="string">
            <text:p text:style-name="P34"><text:span text:style-name="Default_20_Paragraph_20_Font"><text:span text:style-name="T24">पुलिस स्टेशन , पोस्ट ऑफिस</text:span></text:span></text:p>
          </table:table-cell>
          <table:table-cell table:style-name="Table2.C3" office:value-type="string">
            <text:p text:style-name="P29">87</text:p>
          </table:table-cell>
          <table:table-cell table:style-name="Table2.D3" office:value-type="string">
            <text:p text:style-name="P42">चिंचवड़</text:p>
          </table:table-cell>
        </table:table-row>
        <table:table-row table:style-name="Table2.19">
          <table:table-cell table:style-name="Table2.A3" office:value-type="string">
            <text:p text:style-name="P37">57</text:p>
          </table:table-cell>
          <table:table-cell table:style-name="Table2.B3" office:value-type="string">
            <text:p text:style-name="P34"><text:span text:style-name="Default_20_Paragraph_20_Font"><text:span text:style-name="T24">शिवाजी चौक , उद्गीर</text:span></text:span></text:p>
          </table:table-cell>
          <table:table-cell table:style-name="Table2.C3" office:value-type="string">
            <text:p text:style-name="P31">88</text:p>
          </table:table-cell>
          <table:table-cell table:style-name="Table2.D3" office:value-type="string">
            <text:p text:style-name="P42">आकुर्डी </text:p>
          </table:table-cell>
        </table:table-row>
        <table:table-row table:style-name="Table2.20">
          <table:table-cell table:style-name="Table2.A20" table:number-columns-spanned="2" office:value-type="string">
            <text:p text:style-name="P47"><text:span text:style-name="T25">रीटर्न टिकट बुकिंग ऑफिस</text:span> </text:p>
          </table:table-cell>
          <table:covered-table-cell/>
          <table:table-cell table:style-name="Table2.C3" office:value-type="string">
            <text:p text:style-name="P31">89</text:p>
          </table:table-cell>
          <table:table-cell table:style-name="Table2.D3" office:value-type="string">
            <text:p text:style-name="P42">निगडी</text:p>
          </table:table-cell>
        </table:table-row>
        <table:table-row table:style-name="Table2.21">
          <table:table-cell table:style-name="Table2.A3" office:value-type="string">
            <text:p text:style-name="P63">101</text:p>
          </table:table-cell>
          <table:table-cell table:style-name="Table2.B3" office:value-type="string">
            <text:p text:style-name="P53"><text:s/><text:span text:style-name="T22">नांदेड़ </text:span></text:p>
          </table:table-cell>
          <table:table-cell table:style-name="Table2.C3" office:value-type="string">
            <text:p text:style-name="P31">90</text:p>
          </table:table-cell>
          <table:table-cell table:style-name="Table2.D3" office:value-type="string">
            <text:p text:style-name="P44">थर्मैक्स चौक</text:p>
          </table:table-cell>
        </table:table-row>
        <table:table-row table:style-name="Table2.22">
          <table:table-cell table:style-name="Table2.A3" office:value-type="string">
            <text:p text:style-name="P63">102</text:p>
          </table:table-cell>
          <table:table-cell table:style-name="Table2.B3" office:value-type="string">
            <text:p text:style-name="P54">अहमदपुर</text:p>
          </table:table-cell>
          <table:table-cell table:style-name="Table2.C3" office:value-type="string">
            <text:p text:style-name="P35">91</text:p>
          </table:table-cell>
          <table:table-cell table:style-name="Table2.D3" office:value-type="string">
            <text:p text:style-name="P44">KSB चौक</text:p>
          </table:table-cell>
        </table:table-row>
        <table:table-row table:style-name="Table2.23">
          <table:table-cell table:style-name="Table2.A23" office:value-type="string">
            <text:p text:style-name="P29"><text:s/><text:span text:style-name="T26">103</text:span></text:p>
          </table:table-cell>
          <table:table-cell table:style-name="Table2.B23" office:value-type="string">
            <text:p text:style-name="P54">उद्गीर</text:p>
          </table:table-cell>
          <table:table-cell table:style-name="Table2.C23" office:value-type="string">
            <text:p text:style-name="P37">92</text:p>
          </table:table-cell>
          <table:table-cell table:style-name="Table2.D23" office:value-type="string">
            <text:p text:style-name="P44">भोसरी लास्ट स्टॉप</text:p>
          </table:table-cell>
        </table:table-row>
        <table:table-row table:style-name="Table2.24">
          <table:table-cell table:style-name="Table2.A23" office:value-type="string">
            <text:p text:style-name="P67">104</text:p>
          </table:table-cell>
          <table:table-cell table:style-name="Table2.B23" office:value-type="string">
            <text:p text:style-name="P54">औरंगाबाद</text:p>
          </table:table-cell>
          <table:table-cell table:style-name="Table2.C23" office:value-type="string">
            <text:p text:style-name="P29"/>
          </table:table-cell>
          <table:table-cell table:style-name="Table2.D23" office:value-type="string">
            <text:p text:style-name="P41"/>
          </table:table-cell>
        </table:table-row>
        <table:table-row table:style-name="Table2.25">
          <table:table-cell table:style-name="Table2.A23" office:value-type="string">
            <text:p text:style-name="P67">105</text:p>
          </table:table-cell>
          <table:table-cell table:style-name="Table2.B23" office:value-type="string">
            <text:p text:style-name="P54">लातूर</text:p>
          </table:table-cell>
          <table:table-cell table:style-name="Table2.C23" office:value-type="string">
            <text:p text:style-name="P31"/>
          </table:table-cell>
          <table:table-cell table:style-name="Table2.D23" office:value-type="string">
            <text:p text:style-name="P41"/>
          </table:table-cell>
        </table:table-row>
        <table:table-row table:style-name="Table2.26">
          <table:table-cell table:style-name="Table2.A23" office:value-type="string">
            <text:p text:style-name="P67">106</text:p>
          </table:table-cell>
          <table:table-cell table:style-name="Table2.B23" office:value-type="string">
            <text:p text:style-name="P54">पुणे</text:p>
          </table:table-cell>
          <table:table-cell table:style-name="Table2.C23" office:value-type="string">
            <text:p text:style-name="P31"/>
          </table:table-cell>
          <table:table-cell table:style-name="Table2.D23" office:value-type="string">
            <text:p text:style-name="P41"/>
          </table:table-cell>
        </table:table-row>
        <table:table-row table:style-name="Table2.27">
          <table:table-cell table:style-name="Table2.A23" office:value-type="string">
            <text:p text:style-name="P67">107</text:p>
          </table:table-cell>
          <table:table-cell table:style-name="Table2.B23" office:value-type="string">
            <text:p text:style-name="P54">निलंगा</text:p>
          </table:table-cell>
          <table:table-cell table:style-name="Table2.C23" office:value-type="string">
            <text:p text:style-name="P31"/>
          </table:table-cell>
          <table:table-cell table:style-name="Table2.D23" office:value-type="string">
            <text:p text:style-name="P43"/>
          </table:table-cell>
        </table:table-row>
        <table:table-row table:style-name="Table2.28">
          <table:table-cell table:style-name="Table2.A23" office:value-type="string">
            <text:p text:style-name="P67">108</text:p>
          </table:table-cell>
          <table:table-cell table:style-name="Table2.B23" office:value-type="string">
            <text:p text:style-name="P54">शिरूर अनंतपाल</text:p>
          </table:table-cell>
          <table:table-cell table:style-name="Table2.C23" office:value-type="string">
            <text:p text:style-name="P35"/>
          </table:table-cell>
          <table:table-cell table:style-name="Table2.D23" office:value-type="string">
            <text:p text:style-name="P43"/>
          </table:table-cell>
        </table:table-row>
        <table:table-row table:style-name="Table2.29">
          <table:table-cell table:style-name="Table2.A23" office:value-type="string">
            <text:p text:style-name="P28"/>
          </table:table-cell>
          <table:table-cell table:style-name="Table2.B23" office:value-type="string">
            <text:p text:style-name="P55"/>
          </table:table-cell>
          <table:table-cell table:style-name="Table2.C23" office:value-type="string">
            <text:p text:style-name="P30"/>
          </table:table-cell>
          <table:table-cell table:style-name="Table2.D23" office:value-type="string">
            <text:p text:style-name="P52"/>
          </table:table-cell>
        </table:table-row>
        <table:table-row table:style-name="Table2.30">
          <table:table-cell table:style-name="Table2.A23" office:value-type="string">
            <text:p text:style-name="P28"/>
          </table:table-cell>
          <table:table-cell table:style-name="Table2.B23" office:value-type="string">
            <text:p text:style-name="P55"/>
          </table:table-cell>
          <table:table-cell table:style-name="Table2.C23" office:value-type="string">
            <text:p text:style-name="P30"/>
          </table:table-cell>
          <table:table-cell table:style-name="Table2.D23" office:value-type="string">
            <text:p text:style-name="P52"/>
          </table:table-cell>
        </table:table-row>
      </table:table>
      <text:p text:style-name="P62"><text:span text:style-name="T15">इस्तेमाल </text:span><text:span text:style-name="T13"><text:s/>– </text:span></text:p>
      <text:p text:style-name="P61"><text:span text:style-name="T5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61"><text:span text:style-name="T5">2. </text:span><text:span text:style-name="T7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60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fec34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12HC9898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8</meta:editing-cycles>
    <meta:creation-date>2017-04-06T11:20:00</meta:creation-date>
    <dc:date>2017-08-09T20:06:36.775403982</dc:date>
    <meta:editing-duration>P2DT10H4M45S</meta:editing-duration>
    <meta:generator>LibreOffice/5.1.6.2$Linux_X86_64 LibreOffice_project/10m0$Build-2</meta:generator>
    <meta:document-statistic meta:table-count="2" meta:image-count="0" meta:object-count="0" meta:page-count="2" meta:paragraph-count="183" meta:word-count="356" meta:character-count="1302" meta:non-whitespace-character-count="10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